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41mm"/>
    </style:style>
    <style:style style:name="co2" style:family="table-column">
      <style:table-column-properties fo:break-before="auto" style:column-width="189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3" table:number-columns-repeated="1021" table:default-cell-style-name="Default"/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don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termediateDataModel</text:p>
          </table:table-cell>
          <table:table-cell office:value-type="string" calcext:value-type="string">
            <text:p>String sourceModelUri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Model</text:p>
          </table:table-cell>
          <table:table-cell office:value-type="string" calcext:value-type="string">
            <text:p>contains IntermediateImport[] imports opposite dataModel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count</text:p>
          </table:table-cell>
          <table:table-cell table:style-name="ce14" table:formula="of:=COUNTA([.A2:.A1048576])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DataModel</text:p>
          </table:table-cell>
          <table:table-cell office:value-type="string" calcext:value-type="string">
            <text:p>contains IntermediateVersion[] versions opposite dataModel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done</text:p>
          </table:table-cell>
          <table:table-cell table:style-name="ce14" table:formula="of:=COUNTIF([.C$1:.C$1048576];&quot;x&quot;)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DataModel</text:p>
          </table:table-cell>
          <table:table-cell office:value-type="string" calcext:value-type="string">
            <text:p>contains IntermediateContext[] contexts opposite dataModel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open</text:p>
          </table:table-cell>
          <table:table-cell table:style-name="ce14" table:formula="of:=[.E3]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DataModel</text:p>
          </table:table-cell>
          <table:table-cell office:value-type="string" calcext:value-type="string">
            <text:p>contains IntermediateComplexType[] complexTypes opposite dataModel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% done</text:p>
          </table:table-cell>
          <table:table-cell table:style-name="ce15" table:formula="of:=[.E4]/[.E3]" office:value-type="percentage" office:value="1" calcext:value-type="percentage">
            <text:p>100,00 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% open</text:p>
          </table:table-cell>
          <table:table-cell table:style-name="ce15" table:formula="of:=1-[.E6]" office:value-type="percentage" office:value="0" calcext:value-type="percentage">
            <text:p>0,00 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String importUri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String importType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<text:s text:c="4"/>DATATYP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<text:s text:c="4"/>TECHNOLOG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<text:s text:c="4"/>MICROSERVIC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</text:p>
          </table:table-cell>
          <table:table-cell office:value-type="string" calcext:value-type="string">
            <text:p>container IntermediateDataModel dataModel opposite impor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Version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Version</text:p>
          </table:table-cell>
          <table:table-cell office:value-type="string" calcext:value-type="string">
            <text:p>contains IntermediateComplexType[] complexTypes opposite vers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Version</text:p>
          </table:table-cell>
          <table:table-cell office:value-type="string" calcext:value-type="string">
            <text:p>contains IntermediateContext[] contexts opposite vers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Version</text:p>
          </table:table-cell>
          <table:table-cell office:value-type="string" calcext:value-type="string">
            <text:p>container IntermediateDataModel dataModel opposite vers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ntext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ntext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ntext</text:p>
          </table:table-cell>
          <table:table-cell office:value-type="string" calcext:value-type="string">
            <text:p>contains IntermediateComplexType[1..*] complexTypes opposite contex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ntext</text:p>
          </table:table-cell>
          <table:table-cell office:value-type="string" calcext:value-type="string">
            <text:p>container IntermediateDataModel dataModel opposite contex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ntext</text:p>
          </table:table-cell>
          <table:table-cell office:value-type="string" calcext:value-type="string">
            <text:p>container IntermediateVersion version opposite contex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IntermediateTypeOrigin origi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DATA_MODEL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BUILTIN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TECHNOLOG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IntermediateTypeKind kin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ENUMERATION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LIST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PRIMITIV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<text:s text:c="4"/>STRUCTUR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container IntermediateDataOperationReturnType returnType opposite ^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container IntermediateDataOperationParameter parameter opposite ^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Type</text:p>
          </table:table-cell>
          <table:table-cell office:value-type="string" calcext:value-type="string">
            <text:p>container IntermediateDataField dataField opposite ^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PrimitiveType</text:p>
          </table:table-cell>
          <table:table-cell office:value-type="string" calcext:value-type="string">
            <text:p>Integer siz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PrimitiveType</text:p>
          </table:table-cell>
          <table:table-cell office:value-type="string" calcext:value-type="string">
            <text:p>container IntermediateDataField initializedDataField opposite initializationValueCompatibleTyp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PrimitiveType</text:p>
          </table:table-cell>
          <table:table-cell office:value-type="string" calcext:value-type="string">
            <text:p>container IntermediateEnumerationField initializedEnumerationField opposite initializationValueCompatibleTyp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mplexType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mplexType</text:p>
          </table:table-cell>
          <table:table-cell office:value-type="string" calcext:value-type="string">
            <text:p>contains IntermediateImportedAspect[] aspects opposite complex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mplexType</text:p>
          </table:table-cell>
          <table:table-cell office:value-type="string" calcext:value-type="string">
            <text:p>container IntermediateDataModel dataModel opposite complexTyp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mplexType</text:p>
          </table:table-cell>
          <table:table-cell office:value-type="string" calcext:value-type="string">
            <text:p>container IntermediateVersion version opposite complexTyp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ComplexType</text:p>
          </table:table-cell>
          <table:table-cell office:value-type="string" calcext:value-type="string">
            <text:p>container IntermediateContext context opposite complexTyp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ComplexType</text:p>
          </table:table-cell>
          <table:table-cell office:value-type="string" calcext:value-type="string">
            <text:p>refers IntermediateImport ^imp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TechnologySpecificType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TechnologySpecificType</text:p>
          </table:table-cell>
          <table:table-cell office:value-type="string" calcext:value-type="string">
            <text:p>refers IntermediateImport ^imp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String[] featureNam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AGGREGAT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APPLICATION_SERVIC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DOMAIN_EVENT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DOMAIN_SERVIC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ENTITY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FACTORY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INFRASTRUCTURE_SERVIC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REPOSITORY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SERVIC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SPECIFICATION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<text:s text:c="4"/>VALUE_OBJEC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refers IntermediateDataStructure ^sup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contains IntermediateDataOperation[] operations opposite dataStructur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Structure</text:p>
          </table:table-cell>
          <table:table-cell office:value-type="string" calcext:value-type="string">
            <text:p>contains IntermediateDataField[] dataFields opposite dataStructur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boolean hidde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boolean inheri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String[] featureNam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<text:s text:c="4"/>CLOSUR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<text:s text:c="4"/>IDENTIFIER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<text:s text:c="4"/>SIDE_EFFECT_FREE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<text:s text:c="4"/>VALIDATO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contains IntermediateDataOperationReturnType[0..1] returnType opposite operat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contains IntermediateDataOperationParameter[] parameters opposite operat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contains IntermediateImportedAspect[] aspects opposite operat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</text:p>
          </table:table-cell>
          <table:table-cell office:value-type="string" calcext:value-type="string">
            <text:p>container IntermediateDataStructure dataStructure opposite operat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ReturnType</text:p>
          </table:table-cell>
          <table:table-cell office:value-type="string" calcext:value-type="string">
            <text:p>contains IntermediateType ^type opposite return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ReturnType</text:p>
          </table:table-cell>
          <table:table-cell office:value-type="string" calcext:value-type="string">
            <text:p>contains IntermediateType original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ReturnType</text:p>
          </table:table-cell>
          <table:table-cell office:value-type="string" calcext:value-type="string">
            <text:p>contains IntermediateImportedAspect[] aspects opposite return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ReturnType</text:p>
          </table:table-cell>
          <table:table-cell office:value-type="string" calcext:value-type="string">
            <text:p>container IntermediateDataOperation operation opposite return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Parameter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Parameter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Parameter</text:p>
          </table:table-cell>
          <table:table-cell office:value-type="string" calcext:value-type="string">
            <text:p>contains IntermediateType ^type opposite paramet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Parameter</text:p>
          </table:table-cell>
          <table:table-cell office:value-type="string" calcext:value-type="string">
            <text:p>contains IntermediateType original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Parameter</text:p>
          </table:table-cell>
          <table:table-cell office:value-type="string" calcext:value-type="string">
            <text:p>contains IntermediateImportedAspect[] aspects opposite paramet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OperationParameter</text:p>
          </table:table-cell>
          <table:table-cell office:value-type="string" calcext:value-type="string">
            <text:p>container IntermediateDataOperation operation opposite parameter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ListType</text:p>
          </table:table-cell>
          <table:table-cell office:value-type="string" calcext:value-type="string">
            <text:p>boolean primitiveLis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ListType</text:p>
          </table:table-cell>
          <table:table-cell office:value-type="string" calcext:value-type="string">
            <text:p>boolean structuredLis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ListType</text:p>
          </table:table-cell>
          <table:table-cell office:value-type="string" calcext:value-type="string">
            <text:p>contains IntermediatePrimitiveType[0..1] primitive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ListType</text:p>
          </table:table-cell>
          <table:table-cell office:value-type="string" calcext:value-type="string">
            <text:p>contains IntermediateDataField[] dataFields opposite list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boolean hidde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boolean immutab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boolean inheri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String[] featureNam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<text:s text:c="4"/>IDENTIFIER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<text:s text:c="4"/>NEVER_EMPTY,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<text:s text:c="4"/>PA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String initializationValu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contains IntermediatePrimitiveType[] initializationValueCompatibleTypes opposite initializedDataFiel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contains IntermediateType ^type opposite dataFiel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contains IntermediateType original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contains IntermediateImportedAspect[] aspects opposite dataFiel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container IntermediateDataStructure dataStructure opposite dataField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DataField</text:p>
          </table:table-cell>
          <table:table-cell office:value-type="string" calcext:value-type="string">
            <text:p>container IntermediateListType listType opposite dataField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Enumeration</text:p>
          </table:table-cell>
          <table:table-cell office:value-type="string" calcext:value-type="string">
            <text:p>contains IntermediateEnumerationField[1..*] fields opposite enumerat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EnumerationField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EnumerationField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EnumerationField</text:p>
          </table:table-cell>
          <table:table-cell office:value-type="string" calcext:value-type="string">
            <text:p>String initializationValu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EnumerationField</text:p>
          </table:table-cell>
          <table:table-cell office:value-type="string" calcext:value-type="string">
            <text:p>contains IntermediatePrimitiveType[] initializationValueCompatibleTypes opposite initializedEnumerationFiel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EnumerationField</text:p>
          </table:table-cell>
          <table:table-cell office:value-type="string" calcext:value-type="string">
            <text:p>container IntermediateEnumeration enumeration opposite field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String qualified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String[] featureNam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refers IntermediateImport ^imp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s IntermediateAspectProperty[] properties opposite aspec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s IntermediateAspectPropertyValue[] propertyValues opposite aspec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er IntermediateComplexType complexType opposite aspec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er IntermediateDataOperation operation opposite aspec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er IntermediateDataOperationReturnType returnType opposite aspec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er IntermediateDataOperationParameter parameter opposite aspec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ImportedAspect</text:p>
          </table:table-cell>
          <table:table-cell office:value-type="string" calcext:value-type="string">
            <text:p>container IntermediateDataField dataField opposite aspect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</text:p>
          </table:table-cell>
          <table:table-cell office:value-type="string" calcext:value-type="string">
            <text:p>String nam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</text:p>
          </table:table-cell>
          <table:table-cell office:value-type="string" calcext:value-type="string">
            <text:p>String ^typ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</text:p>
          </table:table-cell>
          <table:table-cell office:value-type="string" calcext:value-type="string">
            <text:p>String defaultValu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</text:p>
          </table:table-cell>
          <table:table-cell office:value-type="string" calcext:value-type="string">
            <text:p>String[] featureNam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</text:p>
          </table:table-cell>
          <table:table-cell office:value-type="string" calcext:value-type="string">
            <text:p>container IntermediateImportedAspect aspect opposite properti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Value</text:p>
          </table:table-cell>
          <table:table-cell office:value-type="string" calcext:value-type="string">
            <text:p>String valu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Value</text:p>
          </table:table-cell>
          <table:table-cell office:value-type="string" calcext:value-type="string">
            <text:p>refers IntermediateAspectProperty propert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mediateAspectPropertyValue</text:p>
          </table:table-cell>
          <table:table-cell office:value-type="string" calcext:value-type="string">
            <text:p>container IntermediateImportedAspect aspect opposite propertyValu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C1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 style:data-style-name="N2" text:time-value="11:43:34.6874218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51:27.521309975</meta:creation-date>
    <dc:date>2019-10-29T17:41:29.239106744</dc:date>
    <meta:editing-duration>P5DT22H45M34S</meta:editing-duration>
    <meta:editing-cycles>43</meta:editing-cycles>
    <meta:generator>LibreOffice/6.0.7.3$Linux_X86_64 LibreOffice_project/00m0$Build-3</meta:generator>
    <meta:document-statistic meta:table-count="1" meta:cell-count="397" meta:object-count="0"/>
  </office:meta>
</office:document-meta>
</file>